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0.1783in"/>
    </style:style>
    <style:style style:name="co10" style:family="table-column">
      <style:table-column-properties fo:break-before="auto" style:column-width="0.5728in"/>
    </style:style>
    <style:style style:name="co11" style:family="table-column">
      <style:table-column-properties fo:break-before="auto" style:column-width="0.59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ce9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. Weight</text:p>
          </table:table-cell>
          <table:table-cell table:style-name="ce4" office:value-type="string">
            <text:p>True Pop.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/>
          <table:table-cell table:style-name="ce1" office:value-type="string">
            <text:p>HOLD</text:p>
          </table:table-cell>
          <table:table-cell table:style-name="ce1" office:value-type="string">
            <text:p>RULER</text:p>
          </table:table-cell>
          <table:table-cell table:style-name="ce1" table:number-columns-repeated="1005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2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2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Jorrin Bearscarred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office:value-type="string">
            <text:p>Amethyst Jammu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office:value-type="string">
            <text:p>Patrica Borig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rike Ree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Grand Field-tender of the Golden Shor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office:value-type="string">
            <text:p>Raam ben Yaarom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office:value-type="string">
            <text:p>Marley Hurraqu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Garqwa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office:value-type="string">
            <text:p>Lily-Mae Garqwa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Cobalt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 table:number-rows-repeated="10483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4">11/24/2023</text:date>, <text:time>01:4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5T17:56:11.48</meta:creation-date>
    <meta:editing-duration>PT3H17M40S</meta:editing-duration>
    <meta:editing-cycles>10</meta:editing-cycles>
    <meta:generator>OpenOffice/4.1.14$Win32 OpenOffice.org_project/4114m1$Build-9811</meta:generator>
    <dc:date>2023-11-24T01:45:31.44</dc:date>
    <meta:document-statistic meta:table-count="3" meta:cell-count="802" meta:object-count="0"/>
  </office:meta>
</office:document-meta>
</file>